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graph_name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um_neg_edge</text:p>
          </table:table-cell>
          <table:table-cell office:value-type="string" calcext:value-type="string">
            <text:p>cpu_bellman(s)</text:p>
          </table:table-cell>
          <table:table-cell office:value-type="string" calcext:value-type="string">
            <text:p>cpu_hybrid(s)</text:p>
          </table:table-cell>
          <table:table-cell office:value-type="string" calcext:value-type="string">
            <text:p>gpu_bellman(s)</text:p>
          </table:table-cell>
          <table:table-cell office:value-type="string" calcext:value-type="string">
            <text:p>gpu_hybrid(s)</text:p>
          </table:table-cell>
          <table:table-cell table:style-name="ce2" office:value-type="string" calcext:value-type="string">
            <text:p>nvgraph_bellman(ms)</text:p>
          </table:table-cell>
          <table:table-cell office:value-type="string" calcext:value-type="string">
            <text:p>neg_cycle_exist</text:p>
          </table:table-cell>
        </table:table-row>
        <table:table-row table:style-name="ro1">
          <table:table-cell office:value-type="string" calcext:value-type="string">
            <text:p>soc-sign-Slashdot081106.mtx</text:p>
          </table:table-cell>
          <table:table-cell office:value-type="float" office:value="77357" calcext:value-type="float">
            <text:p>77357</text:p>
          </table:table-cell>
          <table:table-cell office:value-type="float" office:value="516575" calcext:value-type="float">
            <text:p>516575</text:p>
          </table:table-cell>
          <table:table-cell office:value-type="float" office:value="120197" calcext:value-type="float">
            <text:p>120197</text:p>
          </table:table-cell>
          <table:table-cell office:value-type="float" office:value="418.279" calcext:value-type="float">
            <text:p>418.279</text:p>
          </table:table-cell>
          <table:table-cell office:value-type="string" calcext:value-type="string">
            <text:p>killed</text:p>
          </table:table-cell>
          <table:table-cell office:value-type="float" office:value="107.974" calcext:value-type="float">
            <text:p>107.974</text:p>
          </table:table-cell>
          <table:table-cell/>
          <table:table-cell table:style-name="ce2" office:value-type="float" office:value="8.539" calcext:value-type="float">
            <text:p>8.53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c-sign-bitcoin-otc</text:p>
          </table:table-cell>
          <table:table-cell office:value-type="float" office:value="5881" calcext:value-type="float">
            <text:p>5881</text:p>
          </table:table-cell>
          <table:table-cell office:value-type="float" office:value="35592" calcext:value-type="float">
            <text:p>35592</text:p>
          </table:table-cell>
          <table:table-cell office:value-type="float" office:value="3563" calcext:value-type="float">
            <text:p>3563</text:p>
          </table:table-cell>
          <table:table-cell office:value-type="float" office:value="2.416" calcext:value-type="float">
            <text:p>2.416</text:p>
          </table:table-cell>
          <table:table-cell office:value-type="float" office:value="14.732" calcext:value-type="float">
            <text:p>14.732</text:p>
          </table:table-cell>
          <table:table-cell office:value-type="float" office:value="2.654" calcext:value-type="float">
            <text:p>2.654</text:p>
          </table:table-cell>
          <table:table-cell office:value-type="float" office:value="1.728" calcext:value-type="float">
            <text:p>1.728</text:p>
          </table:table-cell>
          <table:table-cell table:style-name="ce2" office:value-type="float" office:value="1.075" calcext:value-type="float">
            <text:p>1.07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c-sign-bitcoin-alpha</text:p>
          </table:table-cell>
          <table:table-cell office:value-type="float" office:value="3783" calcext:value-type="float">
            <text:p>3783</text:p>
          </table:table-cell>
          <table:table-cell office:value-type="float" office:value="24186" calcext:value-type="float">
            <text:p>24186</text:p>
          </table:table-cell>
          <table:table-cell office:value-type="float" office:value="1536" calcext:value-type="float">
            <text:p>1536</text:p>
          </table:table-cell>
          <table:table-cell office:value-type="float" office:value="0.887" calcext:value-type="float">
            <text:p>0.887</text:p>
          </table:table-cell>
          <table:table-cell office:value-type="float" office:value="3.553" calcext:value-type="float">
            <text:p>3.553</text:p>
          </table:table-cell>
          <table:table-cell office:value-type="float" office:value="1.02" calcext:value-type="float">
            <text:p>1.02</text:p>
          </table:table-cell>
          <table:table-cell office:value-type="float" office:value="0.557" calcext:value-type="float">
            <text:p>0.557</text:p>
          </table:table-cell>
          <table:table-cell table:style-name="ce2" office:value-type="float" office:value="1.104" calcext:value-type="float">
            <text:p>1.10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c-sign-epinions</text:p>
          </table:table-cell>
          <table:table-cell office:value-type="float" office:value="131828" calcext:value-type="float">
            <text:p>131828</text:p>
          </table:table-cell>
          <table:table-cell office:value-type="float" office:value="841372" calcext:value-type="float">
            <text:p>841372</text:p>
          </table:table-cell>
          <table:table-cell office:value-type="float" office:value="123670" calcext:value-type="float">
            <text:p>123670</text:p>
          </table:table-cell>
          <table:table-cell office:value-type="float" office:value="1264.192" calcext:value-type="float">
            <text:p>1264.192</text:p>
          </table:table-cell>
          <table:table-cell office:value-type="string" calcext:value-type="string">
            <text:p>killed</text:p>
          </table:table-cell>
          <table:table-cell office:value-type="float" office:value="491.971" calcext:value-type="float">
            <text:p>491.971</text:p>
          </table:table-cell>
          <table:table-cell office:value-type="float" office:value="818.564" calcext:value-type="float">
            <text:p>818.564</text:p>
          </table:table-cell>
          <table:table-cell table:style-name="ce2" office:value-type="float" office:value="11.037" calcext:value-type="float">
            <text:p>11.037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Graph_12_16-1-100</text:p>
          </table:table-cell>
          <table:table-cell office:value-type="float" office:value="4096" calcext:value-type="float">
            <text:p>4096</text:p>
          </table:table-cell>
          <table:table-cell office:value-type="float" office:value="65536" calcext:value-type="float">
            <text:p>65536</text:p>
          </table:table-cell>
          <table:table-cell office:value-type="float" office:value="598" calcext:value-type="float">
            <text:p>598</text:p>
          </table:table-cell>
          <table:table-cell office:value-type="float" office:value="1.355" calcext:value-type="float">
            <text:p>1.355</text:p>
          </table:table-cell>
          <table:table-cell office:value-type="float" office:value="1.975" calcext:value-type="float">
            <text:p>1.975</text:p>
          </table:table-cell>
          <table:table-cell office:value-type="float" office:value="2.692" calcext:value-type="float">
            <text:p>2.692</text:p>
          </table:table-cell>
          <table:table-cell office:value-type="float" office:value="0.3899" calcext:value-type="float">
            <text:p>0.3899</text:p>
          </table:table-cell>
          <table:table-cell table:style-name="ce2" office:value-type="float" office:value="0.771" calcext:value-type="float">
            <text:p>0.771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3_16_mix-1-100</text:p>
          </table:table-cell>
          <table:table-cell office:value-type="float" office:value="8192" calcext:value-type="float">
            <text:p>8192</text:p>
          </table:table-cell>
          <table:table-cell office:value-type="float" office:value="131072" calcext:value-type="float">
            <text:p>131072</text:p>
          </table:table-cell>
          <table:table-cell office:value-type="float" office:value="1251" calcext:value-type="float">
            <text:p>1251</text:p>
          </table:table-cell>
          <table:table-cell office:value-type="float" office:value="5.728" calcext:value-type="float">
            <text:p>5.728</text:p>
          </table:table-cell>
          <table:table-cell office:value-type="float" office:value="9.614" calcext:value-type="float">
            <text:p>9.614</text:p>
          </table:table-cell>
          <table:table-cell office:value-type="float" office:value="6.706" calcext:value-type="float">
            <text:p>6.706</text:p>
          </table:table-cell>
          <table:table-cell office:value-type="float" office:value="1.4187" calcext:value-type="float">
            <text:p>1.4187</text:p>
          </table:table-cell>
          <table:table-cell table:style-name="ce2" office:value-type="float" office:value="1.246" calcext:value-type="float">
            <text:p>1.246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4_16_mix-1-100</text:p>
          </table:table-cell>
          <table:table-cell office:value-type="float" office:value="16384" calcext:value-type="float">
            <text:p>1638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574" calcext:value-type="float">
            <text:p>2574</text:p>
          </table:table-cell>
          <table:table-cell office:value-type="float" office:value="24.852" calcext:value-type="float">
            <text:p>24.852</text:p>
          </table:table-cell>
          <table:table-cell office:value-type="float" office:value="46.42" calcext:value-type="float">
            <text:p>46.42</text:p>
          </table:table-cell>
          <table:table-cell office:value-type="float" office:value="24.313" calcext:value-type="float">
            <text:p>24.313</text:p>
          </table:table-cell>
          <table:table-cell office:value-type="float" office:value="4.8846" calcext:value-type="float">
            <text:p>4.8846</text:p>
          </table:table-cell>
          <table:table-cell table:style-name="ce2" office:value-type="float" office:value="2.135" calcext:value-type="float">
            <text:p>2.13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5_16_mix-1-100</text:p>
          </table:table-cell>
          <table:table-cell office:value-type="float" office:value="32768" calcext:value-type="float">
            <text:p>3276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68" calcext:value-type="float">
            <text:p>5168</text:p>
          </table:table-cell>
          <table:table-cell office:value-type="float" office:value="102.263" calcext:value-type="float">
            <text:p>102.263</text:p>
          </table:table-cell>
          <table:table-cell office:value-type="float" office:value="220.136" calcext:value-type="float">
            <text:p>220.136</text:p>
          </table:table-cell>
          <table:table-cell office:value-type="float" office:value="78.865" calcext:value-type="float">
            <text:p>78.865</text:p>
          </table:table-cell>
          <table:table-cell office:value-type="float" office:value="22.2584" calcext:value-type="float">
            <text:p>22.2584</text:p>
          </table:table-cell>
          <table:table-cell table:style-name="ce2" office:value-type="float" office:value="3.79" calcext:value-type="float">
            <text:p>3.79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6_16_mix-1-100</text:p>
          </table:table-cell>
          <table:table-cell office:value-type="float" office:value="65536" calcext:value-type="float">
            <text:p>6553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0157" calcext:value-type="float">
            <text:p>10157</text:p>
          </table:table-cell>
          <table:table-cell table:number-columns-repeated="2" office:value-type="string" calcext:value-type="string">
            <text:p>…</text:p>
          </table:table-cell>
          <table:table-cell office:value-type="float" office:value="280.606" calcext:value-type="float">
            <text:p>280.606</text:p>
          </table:table-cell>
          <table:table-cell office:value-type="float" office:value="110.436" calcext:value-type="float">
            <text:p>110.436</text:p>
          </table:table-cell>
          <table:table-cell table:style-name="ce2" office:value-type="float" office:value="7.135" calcext:value-type="float">
            <text:p>7.13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aph_17_16_mix-1-100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20537" calcext:value-type="float">
            <text:p>20537</text:p>
          </table:table-cell>
          <table:table-cell table:number-columns-repeated="2" office:value-type="string" calcext:value-type="string">
            <text:p>…</text:p>
          </table:table-cell>
          <table:table-cell office:value-type="float" office:value="1029.181" calcext:value-type="float">
            <text:p>1029.181</text:p>
          </table:table-cell>
          <table:table-cell office:value-type="float" office:value="437.356" calcext:value-type="float">
            <text:p>437.356</text:p>
          </table:table-cell>
          <table:table-cell table:style-name="ce2" office:value-type="float" office:value="13.742" calcext:value-type="float">
            <text:p>13.742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5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positive_graphs</text:p>
          </table:table-cell>
          <table:table-cell table:number-columns-repeated="5"/>
          <table:table-cell office:value-type="string" calcext:value-type="string">
            <text:p>gpu_bellman(ms)</text:p>
          </table:table-cell>
          <table:table-cell table:style-name="ce3" office:value-type="string" calcext:value-type="string">
            <text:p>updated_gpu_bellman</text:p>
          </table:table-cell>
          <table:table-cell office:value-type="string" calcext:value-type="string">
            <text:p>nvgraph(ms)</text:p>
          </table:table-cell>
          <table:table-cell/>
        </table:table-row>
        <table:table-row table:style-name="ro1">
          <table:table-cell office:value-type="string" calcext:value-type="string">
            <text:p>Graph_12_16</text:p>
          </table:table-cell>
          <table:table-cell office:value-type="float" office:value="4096" calcext:value-type="float">
            <text:p>4096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0.691" calcext:value-type="float">
            <text:p>0.691</text:p>
          </table:table-cell>
          <table:table-cell table:style-name="ce3" office:value-type="float" office:value="1.493" calcext:value-type="float">
            <text:p>1.493</text:p>
          </table:table-cell>
          <table:table-cell office:value-type="float" office:value="0.824" calcext:value-type="float">
            <text:p>0.824</text:p>
          </table:table-cell>
          <table:table-cell/>
        </table:table-row>
        <table:table-row table:style-name="ro1">
          <table:table-cell office:value-type="string" calcext:value-type="string">
            <text:p>Graph_13_16</text:p>
          </table:table-cell>
          <table:table-cell office:value-type="float" office:value="8192" calcext:value-type="float">
            <text:p>8192</text:p>
          </table:table-cell>
          <table:table-cell office:value-type="float" office:value="131072" calcext:value-type="float">
            <text:p>1310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.222" calcext:value-type="float">
            <text:p>1.222</text:p>
          </table:table-cell>
          <table:table-cell table:style-name="ce3" office:value-type="float" office:value="2.608" calcext:value-type="float">
            <text:p>2.608</text:p>
          </table:table-cell>
          <table:table-cell office:value-type="float" office:value="1.232" calcext:value-type="float">
            <text:p>1.232</text:p>
          </table:table-cell>
          <table:table-cell/>
        </table:table-row>
        <table:table-row table:style-name="ro1">
          <table:table-cell office:value-type="string" calcext:value-type="string">
            <text:p>Graph_14_16</text:p>
          </table:table-cell>
          <table:table-cell office:value-type="float" office:value="16384" calcext:value-type="float">
            <text:p>16384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2.657" calcext:value-type="float">
            <text:p>2.657</text:p>
          </table:table-cell>
          <table:table-cell table:style-name="ce3" office:value-type="float" office:value="9.881" calcext:value-type="float">
            <text:p>9.881</text:p>
          </table:table-cell>
          <table:table-cell office:value-type="float" office:value="2.115" calcext:value-type="float">
            <text:p>2.115</text:p>
          </table:table-cell>
          <table:table-cell/>
        </table:table-row>
        <table:table-row table:style-name="ro1">
          <table:table-cell office:value-type="string" calcext:value-type="string">
            <text:p>Graph_15_16</text:p>
          </table:table-cell>
          <table:table-cell office:value-type="float" office:value="32768" calcext:value-type="float">
            <text:p>32768</text:p>
          </table:table-cell>
          <table:table-cell office:value-type="float" office:value="524288" calcext:value-type="float">
            <text:p>5242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5.575" calcext:value-type="float">
            <text:p>5.575</text:p>
          </table:table-cell>
          <table:table-cell table:style-name="ce3" office:value-type="float" office:value="8.565" calcext:value-type="float">
            <text:p>8.565</text:p>
          </table:table-cell>
          <table:table-cell office:value-type="float" office:value="4.266" calcext:value-type="float">
            <text:p>4.266</text:p>
          </table:table-cell>
          <table:table-cell/>
        </table:table-row>
        <table:table-row table:style-name="ro1">
          <table:table-cell office:value-type="string" calcext:value-type="string">
            <text:p>Graph_16_16</text:p>
          </table:table-cell>
          <table:table-cell office:value-type="float" office:value="65536" calcext:value-type="float">
            <text:p>6553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4.447" calcext:value-type="float">
            <text:p>14.447</text:p>
          </table:table-cell>
          <table:table-cell table:style-name="ce3" office:value-type="float" office:value="21.956" calcext:value-type="float">
            <text:p>21.956</text:p>
          </table:table-cell>
          <table:table-cell office:value-type="float" office:value="10.141" calcext:value-type="float">
            <text:p>10.141</text:p>
          </table:table-cell>
          <table:table-cell/>
        </table:table-row>
        <table:table-row table:style-name="ro1">
          <table:table-cell office:value-type="string" calcext:value-type="string">
            <text:p>Graph_17_1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43.354" calcext:value-type="float">
            <text:p>43.354</text:p>
          </table:table-cell>
          <table:table-cell table:style-name="ce3" office:value-type="float" office:value="35.688" calcext:value-type="float">
            <text:p>35.688</text:p>
          </table:table-cell>
          <table:table-cell office:value-type="float" office:value="13.511" calcext:value-type="float">
            <text:p>13.511</text:p>
          </table:table-cell>
          <table:table-cell/>
        </table:table-row>
        <table:table-row table:style-name="ro1">
          <table:table-cell office:value-type="string" calcext:value-type="string">
            <text:p>Graph_18_16</text:p>
          </table:table-cell>
          <table:table-cell office:value-type="float" office:value="262144" calcext:value-type="float">
            <text:p>26214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105.489" calcext:value-type="float">
            <text:p>105.489</text:p>
          </table:table-cell>
          <table:table-cell table:style-name="ce3" office:value-type="float" office:value="83.414" calcext:value-type="float">
            <text:p>83.414</text:p>
          </table:table-cell>
          <table:table-cell office:value-type="float" office:value="51.364" calcext:value-type="float">
            <text:p>51.364</text:p>
          </table:table-cell>
          <table:table-cell/>
        </table:table-row>
        <table:table-row table:style-name="ro1">
          <table:table-cell office:value-type="string" calcext:value-type="string">
            <text:p>Graph_19_16</text:p>
          </table:table-cell>
          <table:table-cell office:value-type="float" office:value="524288" calcext:value-type="float">
            <text:p>524288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225.706" calcext:value-type="float">
            <text:p>225.706</text:p>
          </table:table-cell>
          <table:table-cell table:style-name="ce3" office:value-type="float" office:value="209.94" calcext:value-type="float">
            <text:p>209.94</text:p>
          </table:table-cell>
          <table:table-cell office:value-type="float" office:value="146.94" calcext:value-type="float">
            <text:p>146.94</text:p>
          </table:table-cell>
          <table:table-cell/>
        </table:table-row>
        <table:table-row table:style-name="ro1">
          <table:table-cell office:value-type="string" calcext:value-type="string">
            <text:p>Graph_20_1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523.839" calcext:value-type="float">
            <text:p>523.839</text:p>
          </table:table-cell>
          <table:table-cell table:style-name="ce3" office:value-type="float" office:value="348.62" calcext:value-type="float">
            <text:p>348.62</text:p>
          </table:table-cell>
          <table:table-cell office:value-type="float" office:value="365.72" calcext:value-type="float">
            <text:p>365.72</text:p>
          </table:table-cell>
          <table:table-cell/>
        </table:table-row>
        <table:table-row table:style-name="ro1">
          <table:table-cell office:value-type="string" calcext:value-type="string">
            <text:p>Graph_21_16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33554432" calcext:value-type="float">
            <text:p>33554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office:value-type="float" office:value="970.191" calcext:value-type="float">
            <text:p>970.191</text:p>
          </table:table-cell>
          <table:table-cell table:style-name="ce3" office:value-type="float" office:value="646.26" calcext:value-type="float">
            <text:p>646.26</text:p>
          </table:table-cell>
          <table:table-cell office:value-type="float" office:value="813.112" calcext:value-type="float">
            <text:p>813.112</text:p>
          </table:table-cell>
          <table:table-cell/>
        </table:table-row>
        <table:table-row table:style-name="ro1">
          <table:table-cell office:value-type="string" calcext:value-type="string">
            <text:p>Graph_22_16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1274.541" calcext:value-type="float">
            <text:p>1274.541</text:p>
          </table:table-cell>
          <table:table-cell office:value-type="float" office:value="1798.699" calcext:value-type="float">
            <text:p>1798.699</text:p>
          </table:table-cell>
          <table:table-cell/>
        </table:table-row>
        <table:table-row table:style-name="ro1">
          <table:table-cell office:value-type="string" calcext:value-type="string">
            <text:p>Graph_23_16</text:p>
          </table:table-cell>
          <table:table-cell office:value-type="float" office:value="8388608" calcext:value-type="float">
            <text:p>838860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3" office:value-type="float" office:value="2669.229" calcext:value-type="float">
            <text:p>2669.229</text:p>
          </table:table-cell>
          <table:table-cell office:value-type="float" office:value="3787.133" calcext:value-type="float">
            <text:p>3787.1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08:45:41.105101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30T05:17:06.853578893</meta:creation-date>
    <meta:editing-duration>PT45M5S</meta:editing-duration>
    <meta:editing-cycles>7</meta:editing-cycles>
    <meta:generator>LibreOffice/6.4.6.2$Linux_X86_64 LibreOffice_project/40$Build-2</meta:generator>
    <dc:date>2021-01-20T12:21:02.864418143</dc:date>
    <meta:document-statistic meta:table-count="1" meta:cell-count="195" meta:object-count="0"/>
  </office:meta>
</office:document-meta>
</file>